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7.3729in" fo:margin-left="-0.075in" table:align="left" style:writing-mode="lr-tb"/>
    </style:style>
    <style:style style:name="Table1.A" style:family="table-column">
      <style:table-column-properties style:column-width="0.8625in"/>
    </style:style>
    <style:style style:name="Table1.B" style:family="table-column">
      <style:table-column-properties style:column-width="4.725in"/>
    </style:style>
    <style:style style:name="Table1.C" style:family="table-column">
      <style:table-column-properties style:column-width="0.7875in"/>
    </style:style>
    <style:style style:name="Table1.D" style:family="table-column">
      <style:table-column-properties style:column-width="0.9979in"/>
    </style:style>
    <style:style style:name="Table1.1" style:family="table-row">
      <style:table-row-properties style:min-row-height="0.1965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2" style:family="table">
      <style:table-properties style:width="7.3597in" fo:margin-left="-0.075in" table:align="left" style:writing-mode="lr-tb"/>
    </style:style>
    <style:style style:name="Table2.A" style:family="table-column">
      <style:table-column-properties style:column-width="2.1424in"/>
    </style:style>
    <style:style style:name="Table2.B" style:family="table-column">
      <style:table-column-properties style:column-width="3.4451in"/>
    </style:style>
    <style:style style:name="Table2.C" style:family="table-column">
      <style:table-column-properties style:column-width="0.7875in"/>
    </style:style>
    <style:style style:name="Table2.D" style:family="table-column">
      <style:table-column-properties style:column-width="0.984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2" style:family="table-row">
      <style:table-row-properties style:min-row-height="0.2361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3" style:family="table">
      <style:table-properties style:width="7.3597in" fo:margin-left="-0.075in" table:align="left" style:writing-mode="lr-tb"/>
    </style:style>
    <style:style style:name="Table3.A" style:family="table-column">
      <style:table-column-properties style:column-width="2.1424in"/>
    </style:style>
    <style:style style:name="Table3.B" style:family="table-column">
      <style:table-column-properties style:column-width="3.4451in"/>
    </style:style>
    <style:style style:name="Table3.C" style:family="table-column">
      <style:table-column-properties style:column-width="0.7875in"/>
    </style:style>
    <style:style style:name="Table3.D" style:family="table-column">
      <style:table-column-properties style:column-width="0.984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2" style:family="table-row">
      <style:table-row-properties style:min-row-height="0.2361in" fo:keep-together="auto"/>
    </style:style>
    <style:style style:name="Table3.A2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4" style:family="table">
      <style:table-properties style:width="7.3597in" fo:margin-left="-0.075in" table:align="left" style:writing-mode="lr-tb"/>
    </style:style>
    <style:style style:name="Table4.A" style:family="table-column">
      <style:table-column-properties style:column-width="2.1424in"/>
    </style:style>
    <style:style style:name="Table4.B" style:family="table-column">
      <style:table-column-properties style:column-width="5.217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5" style:family="table">
      <style:table-properties style:width="7.3597in" fo:margin-left="-0.075in" table:align="left" style:writing-mode="lr-tb"/>
    </style:style>
    <style:style style:name="Table5.A" style:family="table-column">
      <style:table-column-properties style:column-width="2.1424in"/>
    </style:style>
    <style:style style:name="Table5.B" style:family="table-column">
      <style:table-column-properties style:column-width="5.217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6" style:family="table">
      <style:table-properties style:width="7.3597in" fo:margin-left="-0.075in" table:align="left" style:writing-mode="lr-tb"/>
    </style:style>
    <style:style style:name="Table6.A" style:family="table-column">
      <style:table-column-properties style:column-width="2.1424in"/>
    </style:style>
    <style:style style:name="Table6.B" style:family="table-column">
      <style:table-column-properties style:column-width="5.2174in"/>
    </style:style>
    <style:style style:name="Table6.1" style:family="table-row">
      <style:table-row-properties style:min-row-height="0.3778in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Základní_20_text1">
      <style:paragraph-properties style:line-height-at-least="0.1665in" fo:text-align="center" style:justify-single-word="false" fo:padding-left="0in" fo:padding-right="0in" fo:padding-top="0in" fo:padding-bottom="0.0138in" fo:border-left="none" fo:border-right="none" fo:border-top="none" fo:border-bottom="0.51pt solid #000000" style:shadow="none"/>
      <style:text-properties style:font-name="Arial" fo:font-size="12pt" fo:font-weight="bold" style:font-size-asian="12pt" style:font-weight-asian="bold" style:font-name-complex="Arial"/>
    </style:style>
    <style:style style:name="P2" style:family="paragraph" style:parent-style-name="Standard">
      <style:paragraph-properties fo:margin-top="0.0835in" fo:margin-bottom="0.0835in" style:contextual-spacing="false">
        <style:tab-stops>
          <style:tab-stop style:position="1.772in"/>
          <style:tab-stop style:position="3.8398in"/>
          <style:tab-stop style:position="5.7098in"/>
        </style:tab-stops>
      </style:paragraph-properties>
      <style:text-properties fo:font-size="11pt" fo:language="sk" fo:country="SK" fo:font-weight="bold" style:font-size-asian="11pt" style:font-weight-asian="bold" style:font-size-complex="11pt"/>
    </style:style>
    <style:style style:name="P3" style:family="paragraph" style:parent-style-name="Standard">
      <style:paragraph-properties fo:margin-top="0.0835in" fo:margin-bottom="0.0835in" style:contextual-spacing="false">
        <style:tab-stops>
          <style:tab-stop style:position="1.772in"/>
          <style:tab-stop style:position="3.8398in"/>
          <style:tab-stop style:position="5.7098in"/>
        </style:tab-stops>
      </style:paragraph-properties>
      <style:text-properties fo:font-size="11pt" fo:language="sk" fo:country="SK" style:font-size-asian="11pt" style:font-size-complex="11pt"/>
    </style:style>
    <style:style style:name="P4" style:family="paragraph" style:parent-style-name="Standard">
      <style:text-properties fo:font-size="11pt" fo:background-color="#ffffff" style:font-size-asian="11pt"/>
    </style:style>
    <style:style style:name="P5" style:family="paragraph" style:parent-style-name="Standard">
      <style:paragraph-properties fo:margin-top="0.0835in" fo:margin-bottom="0.0835in" style:contextual-spacing="false">
        <style:tab-stops>
          <style:tab-stop style:position="1.772in"/>
          <style:tab-stop style:position="3.8398in"/>
          <style:tab-stop style:position="5.7098in"/>
        </style:tab-stops>
      </style:paragraph-properties>
    </style:style>
    <style:style style:name="P6" style:family="paragraph" style:parent-style-name="Standard">
      <style:text-properties fo:font-variant="small-caps" fo:color="#000000" loext:opacity="100%" fo:font-size="11pt" fo:language="sk" fo:country="SK" style:text-underline-style="solid" style:text-underline-width="auto" style:text-underline-color="font-color" fo:font-weight="bold" fo:background-color="#ffffff" style:font-size-asian="11pt" style:font-weight-asian="bold" style:font-size-complex="11pt"/>
    </style:style>
    <style:style style:name="P7" style:family="paragraph" style:parent-style-name="Standard">
      <style:text-properties fo:color="#000000" loext:opacity="100%" fo:font-size="11pt" fo:language="sk" fo:country="SK" fo:font-weight="bold" fo:background-color="#ffffff" style:font-size-asian="11pt" style:font-weight-asian="bold" style:font-size-complex="11pt"/>
    </style:style>
    <style:style style:name="P8" style:family="paragraph" style:parent-style-name="Standard">
      <style:text-properties fo:color="#000000" loext:opacity="100%" fo:font-size="11pt" fo:language="sk" fo:country="SK" fo:background-color="#ffffff" style:font-size-asian="11pt" style:font-size-complex="11pt"/>
    </style:style>
    <style:style style:name="P9" style:family="paragraph" style:parent-style-name="Standard">
      <style:text-properties fo:color="#000000" loext:opacity="100%" fo:font-size="11pt" fo:language="sk" fo:country="SK" officeooo:paragraph-rsid="001aaec7" fo:background-color="#ffffff" style:font-size-asian="11pt" style:font-size-complex="11pt"/>
    </style:style>
    <style:style style:name="P10" style:family="paragraph" style:parent-style-name="Standard">
      <style:text-properties fo:color="#000000" loext:opacity="100%" fo:font-size="11pt" fo:language="sk" fo:country="SK" officeooo:rsid="001cae7e" officeooo:paragraph-rsid="001cae7e" fo:background-color="#ffffff" style:font-size-asian="11pt" style:font-size-complex="11pt"/>
    </style:style>
    <style:style style:name="P11" style:family="paragraph" style:parent-style-name="Standard">
      <style:text-properties fo:color="#000000" loext:opacity="100%" fo:font-size="14pt" fo:language="sk" fo:country="SK" fo:font-weight="bold" fo:background-color="#ffffff" style:font-size-asian="14pt" style:font-weight-asian="bold" style:font-size-complex="14pt"/>
    </style:style>
    <style:style style:name="P12" style:family="paragraph" style:parent-style-name="Standard">
      <style:text-properties fo:color="#000000" loext:opacity="100%" fo:font-size="14pt" fo:language="sk" fo:country="SK" fo:font-weight="bold" fo:background-color="#ffffff" style:font-size-asian="14pt" style:font-weight-asian="bold" style:font-size-complex="11pt"/>
    </style:style>
    <style:style style:name="P13" style:family="paragraph" style:parent-style-name="Standard">
      <style:text-properties fo:color="#000000" loext:opacity="100%" fo:font-size="14pt" fo:language="sk" fo:country="SK" fo:font-weight="bold" officeooo:rsid="001c0e3a" officeooo:paragraph-rsid="001c0e3a" fo:background-color="#ffffff" style:font-size-asian="14pt" style:font-weight-asian="bold" style:font-size-complex="11pt"/>
    </style:style>
    <style:style style:name="P14" style:family="paragraph" style:parent-style-name="Standard">
      <style:text-properties fo:color="#000000" loext:opacity="100%" fo:font-size="14pt" fo:language="sk" fo:country="SK" fo:background-color="#ffffff" style:font-size-asian="14pt" style:font-size-complex="14pt"/>
    </style:style>
    <style:style style:name="P15" style:family="paragraph" style:parent-style-name="Standard">
      <style:text-properties fo:color="#000000" loext:opacity="100%" fo:language="sk" fo:country="SK" fo:background-color="#ffffff"/>
    </style:style>
    <style:style style:name="P16" style:family="paragraph" style:parent-style-name="Standard">
      <style:text-properties fo:background-color="#ffffff"/>
    </style:style>
    <style:style style:name="P17" style:family="paragraph" style:parent-style-name="Footer">
      <style:paragraph-properties>
        <style:tab-stops>
          <style:tab-stop style:position="3.15in" style:type="center"/>
          <style:tab-stop style:position="7.2846in" style:type="right"/>
        </style:tab-stops>
      </style:paragraph-properties>
    </style:style>
    <style:style style:name="P18" style:family="paragraph" style:parent-style-name="Heading_20_3" style:master-page-name="Standard">
      <style:paragraph-properties fo:margin-top="0.1665in" fo:margin-bottom="0.1665in" style:contextual-spacing="false" fo:text-align="center" style:justify-single-word="false" style:page-number="1"/>
      <style:text-properties fo:text-transform="uppercase" fo:color="#000000" loext:opacity="100%" fo:font-size="14pt" style:font-size-asian="14pt" style:font-size-complex="14pt"/>
    </style:style>
    <style:style style:name="P19" style:family="paragraph" style:parent-style-name="Standard" style:list-style-name="WW8Num16">
      <style:paragraph-properties fo:text-align="justify" style:justify-single-word="false"/>
      <style:text-properties fo:color="#000000" loext:opacity="100%" fo:font-size="11pt" fo:language="sk" fo:country="SK" fo:background-color="#ffffff" style:font-size-asian="11pt" style:font-size-complex="11pt"/>
    </style:style>
    <style:style style:name="P20" style:family="paragraph" style:parent-style-name="Standard" style:list-style-name="WW8Num16">
      <style:paragraph-properties fo:text-align="justify" style:justify-single-word="false"/>
      <style:text-properties fo:color="#000000" loext:opacity="100%" fo:font-size="11pt" fo:language="sk" fo:country="SK" officeooo:rsid="002b7946" officeooo:paragraph-rsid="002b7946" fo:background-color="#ffffff" style:font-size-asian="11pt" style:font-size-complex="11pt"/>
    </style:style>
    <style:style style:name="P21" style:family="paragraph" style:parent-style-name="Standard" style:list-style-name="WW8Num16">
      <style:paragraph-properties fo:text-align="justify" style:justify-single-word="false"/>
      <style:text-properties fo:color="#000000" loext:opacity="100%" fo:font-size="11pt" fo:language="sk" fo:country="SK" officeooo:rsid="002fb322" officeooo:paragraph-rsid="002fb322" fo:background-color="#ffffff" style:font-size-asian="11pt" style:font-size-complex="11pt"/>
    </style:style>
    <style:style style:name="P22" style:family="paragraph" style:parent-style-name="Standard" style:list-style-name="WW8Num16">
      <style:paragraph-properties fo:text-align="justify" style:justify-single-word="false"/>
      <style:text-properties fo:color="#000000" loext:opacity="100%" fo:font-size="11pt" fo:language="sk" fo:country="SK" officeooo:rsid="003034fe" officeooo:paragraph-rsid="003034fe" fo:background-color="#ffffff" style:font-size-asian="11pt" style:font-size-complex="11pt"/>
    </style:style>
    <style:style style:name="P23" style:family="paragraph" style:parent-style-name="Standard" style:list-style-name="WW8Num16">
      <style:paragraph-properties fo:text-align="justify" style:justify-single-word="false"/>
      <style:text-properties fo:color="#000000" loext:opacity="100%" fo:font-size="11pt" fo:language="sk" fo:country="SK" officeooo:rsid="002d76f1" officeooo:paragraph-rsid="002d76f1" fo:background-color="#ffffff" style:font-size-asian="11pt" style:font-size-complex="11pt"/>
    </style:style>
    <style:style style:name="T1" style:family="text">
      <style:text-properties fo:font-size="11pt" fo:language="sk" fo:country="SK" fo:font-weight="bold" style:font-size-asian="11pt" style:font-weight-asian="bold" style:font-size-complex="11pt"/>
    </style:style>
    <style:style style:name="T2" style:family="text">
      <style:text-properties fo:font-size="11pt" fo:language="sk" fo:country="SK" fo:font-weight="bold" officeooo:rsid="00256d22" style:font-size-asian="11pt" style:font-weight-asian="bold" style:font-size-complex="11pt"/>
    </style:style>
    <style:style style:name="T3" style:family="text">
      <style:text-properties fo:font-size="11pt" fo:language="sk" fo:country="SK" style:font-size-asian="11pt" style:font-size-complex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language="sk" fo:country="SK"/>
    </style:style>
    <style:style style:name="T6" style:family="text">
      <style:text-properties fo:language="none" fo:country="none" style:language-asian="none" style:country-asian="none"/>
    </style:style>
    <style:style style:name="T7" style:family="text">
      <style:text-properties fo:color="#000000" loext:opacity="100%" fo:font-size="11pt" fo:language="sk" fo:country="SK" fo:font-weight="bold" style:font-size-asian="11pt" style:font-weight-asian="bold" style:font-size-complex="11pt"/>
    </style:style>
    <style:style style:name="T8" style:family="text">
      <style:text-properties fo:color="#000000" loext:opacity="100%" fo:font-size="11pt" fo:language="sk" fo:country="SK" style:font-size-asian="11pt" style:font-size-complex="11pt"/>
    </style:style>
    <style:style style:name="T9" style:family="text">
      <style:text-properties fo:color="#000000" loext:opacity="100%" fo:font-size="11pt" fo:language="sk" fo:country="SK" officeooo:rsid="0019e9dc" style:font-size-asian="11pt" style:font-size-complex="11pt"/>
    </style:style>
    <style:style style:name="T10" style:family="text">
      <style:text-properties officeooo:rsid="0019087d"/>
    </style:style>
    <style:style style:name="T11" style:family="text">
      <style:text-properties fo:background-color="#ffffff" loext:char-shading-value="0"/>
    </style:style>
    <style:style style:name="T12" style:family="text">
      <style:text-properties officeooo:rsid="001e6df4"/>
    </style:style>
    <style:style style:name="T13" style:family="text">
      <style:text-properties officeooo:rsid="001fe26e"/>
    </style:style>
    <style:style style:name="T14" style:family="text">
      <style:text-properties officeooo:rsid="00217b65"/>
    </style:style>
    <style:style style:name="T15" style:family="text">
      <style:text-properties officeooo:rsid="00234c7f"/>
    </style:style>
    <style:style style:name="T16" style:family="text">
      <style:text-properties officeooo:rsid="0027c81f"/>
    </style:style>
    <style:style style:name="T17" style:family="text">
      <style:text-properties officeooo:rsid="0027cff3"/>
    </style:style>
    <style:style style:name="T18" style:family="text">
      <style:text-properties fo:font-weight="bold" style:font-weight-asian="bold"/>
    </style:style>
    <style:style style:name="T19" style:family="text">
      <style:text-properties officeooo:rsid="0029a6c7"/>
    </style:style>
    <style:style style:name="T20" style:family="text">
      <style:text-properties officeooo:rsid="002b7946"/>
    </style:style>
    <style:style style:name="T21" style:family="text">
      <style:text-properties officeooo:rsid="002dbf1b"/>
    </style:style>
    <style:style style:name="T22" style:family="text">
      <style:text-properties officeooo:rsid="00336d80"/>
    </style:style>
    <style:style style:name="T23" style:family="text">
      <style:text-properties officeooo:rsid="00359a0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3">Špecifikácia projektu na PRAKTICKú ČASŤ ODBORNEJ ZLOŽKY MATURITNEJ SKÚŠKY<text:span text:style-name="T11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Forma :<text:span text:style-name="T7"/></text:p>
          </table:table-cell>
          <table:table-cell table:style-name="Table1.A1" office:value-type="string">
            <text:p text:style-name="P11">Obhajoba vlastného projektu<text:span text:style-name="T7"/></text:p>
          </table:table-cell>
          <table:table-cell table:style-name="Table1.A1" office:value-type="string">
            <text:p text:style-name="P7">Šk. rok:</text:p>
          </table:table-cell>
          <table:table-cell table:style-name="Table1.A1" office:value-type="string">
            <text:p text:style-name="P4">202<text:span text:style-name="T10">5</text:span>/202<text:span text:style-name="T10">6</text:span></text:p>
          </table:table-cell>
        </table:table-row>
      </table:table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6"><text:bookmark text:name="OLE_LINK2"/><text:bookmark text:name="OLE_LINK3"/><text:bookmark text:name="OLE_LINK4"/><text:bookmark text:name="OLE_LINK1"/>1. riešiteľ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7">Meno a priezvisko:</text:p>
          </table:table-cell>
          <table:table-cell table:style-name="Table2.A2" office:value-type="string">
            <text:p text:style-name="P16"><text:span text:style-name="T9">Timotej Bokor</text:span><text:span text:style-name="T8"> </text:span></text:p>
          </table:table-cell>
          <table:table-cell table:style-name="Table2.A2" office:value-type="string">
            <text:p text:style-name="P7">Trieda:</text:p>
          </table:table-cell>
          <table:table-cell table:style-name="Table2.A2" office:value-type="string">
            <text:p text:style-name="P8">IV.A</text:p>
          </table:table-cell>
        </table:table-row>
        <table:table-row table:style-name="Table2.1">
          <table:table-cell table:style-name="Table2.A1" office:value-type="string">
            <text:p text:style-name="P7">Študijný odbor a zameranie:</text:p>
          </table:table-cell>
          <table:table-cell table:style-name="Table2.A1" table:number-columns-spanned="3" office:value-type="string">
            <text:p text:style-name="P9">2561M informačné a sieťové technológie - programátor</text:p>
          </table:table-cell>
          <table:covered-table-cell/>
          <table:covered-table-cell/>
        </table:table-row>
      </table:table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4" office:value-type="string">
            <text:p text:style-name="P6">2. riešiteľ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7">Meno a priezvisko: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7">Trieda:</text:p>
          </table:table-cell>
          <table:table-cell table:style-name="Table3.A2" office:value-type="string">
            <text:p text:style-name="P8"><text:span text:style-name="T8"/></text:p>
          </table:table-cell>
        </table:table-row>
        <table:table-row table:style-name="Table3.1">
          <table:table-cell table:style-name="Table3.A1" office:value-type="string">
            <text:p text:style-name="P7">Študijný odbor a zameranie:</text:p>
          </table:table-cell>
          <table:table-cell table:style-name="Table3.A1" table:number-columns-spanned="3" office:value-type="string">
            <text:p text:style-name="P8"><text:span text:style-name="T8"/></text:p>
          </table:table-cell>
          <table:covered-table-cell/>
          <table:covered-table-cell/>
        </table:table-row>
      </table:table>
      <text:p text:style-name="P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"><text:bookmark text:name="OLE_LINK6"/><text:bookmark text:name="_Hlk399885468"/><text:bookmark text:name="OLE_LINK7"/><text:bookmark text:name="OLE_LINK8"/><text:bookmark text:name="OLE_LINK15"/><text:bookmark text:name="OLE_LINK5"/>Konzultant <text:s/>projektu: <text:s/></text:p>
          </table:table-cell>
          <table:table-cell table:style-name="Table4.A1" office:value-type="string">
            <text:p text:style-name="P8">Ing. <text:span text:style-name="T10">Peter Zambori</text:span></text:p>
          </table:table-cell>
        </table:table-row>
      </table:table>
      <text:p text:style-name="P8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"><text:bookmark text:name="OLE_LINK10"/><text:bookmark text:name="OLE_LINK11"/><text:bookmark text:name="OLE_LINK9"/>Názov projektu: <text:s/></text:p>
          </table:table-cell>
          <table:table-cell table:style-name="Table5.A1" office:value-type="string">
            <text:p text:style-name="P13">Monidrone</text:p>
          </table:table-cell>
        </table:table-row>
      </table:table>
      <text:p text:style-name="P1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">Charakteristika projektu:</text:p>
          </table:table-cell>
          <table:table-cell table:style-name="Table6.A1" office:value-type="string">
            <text:p text:style-name="P10"><text:span text:style-name="T23">Upraviť</text:span> dron <text:span text:style-name="T23">tak </text:span>, <text:span text:style-name="T23">aby bol</text:span> schopný monitorovať siete a ich <text:span text:style-name="T16">nastavenia</text:span>, zariadenia na nich a <text:span text:style-name="T22">analyzovať </text:span>pakety v siete, <text:span text:style-name="T12">na ktorú </text:span><text:span text:style-name="T13">je</text:span> pripojený <text:span text:style-name="T17">pomocu mikrokontroléra a nazbierané dáta bude odosielať na server</text:span></text:p>
          </table:table-cell>
        </table:table-row>
      </table:table>
      <text:p text:style-name="P7"><text:tab/><text:span text:style-name="T8"/></text:p>
      <text:p text:style-name="P14"><text:span text:style-name="T18">Úlohy:</text:span><text:span text:style-name="T4"> </text:span></text:p>
      <text:list text:style-name="WW8Num16">
        <text:list-item>
          <text:p text:style-name="P19"><text:span text:style-name="T17">R</text:span>iadiť <text:span text:style-name="T14">dron cez ovládač</text:span> <text:span text:style-name="T14">a monitorovacie prostriedky na ňom cez mobilný telefón</text:span></text:p>
        </text:list-item>
        <text:list-item>
          <text:p text:style-name="P19">Zabezpečiť <text:span text:style-name="T15">odosielanie údajov na server</text:span></text:p>
        </text:list-item>
        <text:list-item>
          <text:p text:style-name="P20">vytvoriť konštrukciu na udržanie potrebných súčiastok na 3d tlačiarni</text:p>
        </text:list-item>
        <text:list-item>
          <text:p text:style-name="P19"><text:span text:style-name="T23">naprogramovať</text:span> funkčný algoritmus <text:span text:style-name="T15">pre </text:span><text:span text:style-name="T19">mikrokontrolér</text:span><text:span text:style-name="T15">, ktoré bude sledovať ú</text:span><text:span text:style-name="T20">daje o</text:span><text:span text:style-name="T15"> sietí, </text:span><text:span text:style-name="T20">jej frekvenciu, SSID, počet zariadení na nej, </text:span><text:span text:style-name="T15">poprípade upozorniť na nežiadúce veci</text:span></text:p>
        </text:list-item>
        <text:list-item>
          <text:p text:style-name="P21"><text:s/><text:span text:style-name="T23">naprogramovať </text:span>algoritmus, ktorý dokáže žistiť, či je daná sieť pravá alebo ide o napodobeninu</text:p>
        </text:list-item>
        <text:list-item>
          <text:p text:style-name="P22">vytvoriť program, ktorý namerané údaje odošle na predurčený server</text:p>
        </text:list-item>
        <text:list-item>
          <text:p text:style-name="P23"><text:span text:style-name="T23">naprogramovať</text:span> algoritmus na ovládanie monitorovacích prostriedkov </text:p>
        </text:list-item>
        <text:list-item>
          <text:p text:style-name="P19">Napísať dokumentáciu v textovom editore a <text:span text:style-name="T20">urob</text:span>iť prezentáciu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4pt" fo:language="sk" fo:country="SK" fo:font-weight="bold" style:font-size-asian="14pt" style:font-weight-asian="bold" style:font-size-complex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3pt" fo:language="sk" fo:country="SK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ext_20_bubliny" style:display-name="Text bubliny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Základní_20_text1" style:display-name="Základní text1" style:family="paragraph">
      <style:paragraph-properties fo:orphans="2" fo:widows="2" style:text-autospace="none" style:writing-mode="lr-tb"/>
      <style:text-properties fo:color="#000000" loext:opacity="100%" style:font-name="Tms Rmn" fo:font-family="'Tms Rmn'" style:font-family-generic="roman" style:font-pitch="variable" fo:font-size="10pt" fo:language="sk" fo:country="SK" style:font-name-asian="Times New Roman" style:font-family-asian="'Times New Roman'" style:font-family-generic-asian="roman" style:font-pitch-asian="variable" style:font-size-asian="10pt" style:font-name-complex="Tms Rmn" style:font-family-complex="'Tms Rmn'" style:font-family-generic-complex="roman" style:font-pitch-complex="variable" style:font-size-complex="12pt" style:language-complex="ar" style:country-complex="SA"/>
    </style:style>
    <style:style style:name="Predformátované_20_HTML" style:display-name="Predformátované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fo:language="sk" fo:country="SK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/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redvolené_20_písmo_20_odseku" style:display-name="Predvolené písmo odseku" style:family="text"/>
    <style:style style:name="Page_20_Number" style:display-name="Page Number" style:family="text" style:parent-style-name="Predvolené_20_písmo_20_odseku"/>
    <style:style style:name="Predformátované_20_HTML_20_Char" style:display-name="Predformátované HTML Char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9z2" loext:num-list-format="%3%." style:num-suffix="." text:bullet-char="-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style:font-name="Times New Roman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1.833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8Num20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8Num20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20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20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8Num20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20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20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8Num20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1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1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1.0417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417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417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417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417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417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0417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417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0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8Num2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24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2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24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2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6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6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Základní_20_text1">
      <style:paragraph-properties style:line-height-at-least="0.1665in" fo:text-align="center" style:justify-single-word="false" fo:padding-left="0in" fo:padding-right="0in" fo:padding-top="0in" fo:padding-bottom="0.0138in" fo:border-left="none" fo:border-right="none" fo:border-top="none" fo:border-bottom="0.51pt solid #000000" style:shadow="none"/>
      <style:text-properties style:font-name="Arial" fo:font-size="12pt" fo:font-weight="bold" style:font-size-asian="12pt" style:font-weight-asian="bold" style:font-name-complex="Arial"/>
    </style:style>
    <style:style style:name="MP2" style:family="paragraph" style:parent-style-name="Standard">
      <style:paragraph-properties fo:margin-top="0.0835in" fo:margin-bottom="0.0835in" style:contextual-spacing="false">
        <style:tab-stops>
          <style:tab-stop style:position="1.772in"/>
          <style:tab-stop style:position="3.8398in"/>
          <style:tab-stop style:position="5.7098in"/>
        </style:tab-stops>
      </style:paragraph-properties>
      <style:text-properties fo:font-size="11pt" fo:language="sk" fo:country="SK" fo:font-weight="bold" style:font-size-asian="11pt" style:font-weight-asian="bold" style:font-size-complex="11pt"/>
    </style:style>
    <style:style style:name="MP3" style:family="paragraph" style:parent-style-name="Standard">
      <style:paragraph-properties fo:margin-top="0.0835in" fo:margin-bottom="0.0835in" style:contextual-spacing="false">
        <style:tab-stops>
          <style:tab-stop style:position="1.772in"/>
          <style:tab-stop style:position="3.8398in"/>
          <style:tab-stop style:position="5.7098in"/>
        </style:tab-stops>
      </style:paragraph-properties>
    </style:style>
    <style:style style:name="MP4" style:family="paragraph" style:parent-style-name="Standard">
      <style:paragraph-properties fo:margin-top="0.0835in" fo:margin-bottom="0.0835in" style:contextual-spacing="false">
        <style:tab-stops>
          <style:tab-stop style:position="1.772in"/>
          <style:tab-stop style:position="3.8398in"/>
          <style:tab-stop style:position="5.7098in"/>
        </style:tab-stops>
      </style:paragraph-properties>
      <style:text-properties fo:font-size="11pt" fo:language="sk" fo:country="SK" style:font-size-asian="11pt" style:font-size-complex="11pt"/>
    </style:style>
    <style:style style:name="MP5" style:family="paragraph" style:parent-style-name="Footer">
      <style:paragraph-properties>
        <style:tab-stops>
          <style:tab-stop style:position="3.15in" style:type="center"/>
          <style:tab-stop style:position="7.2846in" style:type="right"/>
        </style:tab-stops>
      </style:paragraph-properties>
    </style:style>
    <style:style style:name="MT1" style:family="text">
      <style:text-properties fo:font-size="11pt" fo:language="sk" fo:country="SK" fo:font-weight="bold" style:font-size-asian="11pt" style:font-weight-asian="bold" style:font-size-complex="11pt"/>
    </style:style>
    <style:style style:name="MT2" style:family="text">
      <style:text-properties fo:font-size="11pt" fo:language="sk" fo:country="SK" fo:font-weight="bold" officeooo:rsid="00256d22" style:font-size-asian="11pt" style:font-weight-asian="bold" style:font-size-complex="11pt"/>
    </style:style>
    <style:style style:name="MT3" style:family="text">
      <style:text-properties fo:font-size="11pt" fo:language="sk" fo:country="SK" style:font-size-asian="11pt" style:font-size-complex="11pt"/>
    </style:style>
    <style:style style:name="MT4" style:family="text">
      <style:text-properties fo:language="sk" fo:country="SK"/>
    </style:style>
    <style:style style:name="MT5" style:family="text">
      <style:text-properties fo:language="none" fo:country="none" style:language-asian="none" style:country-asian="none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tredná priemyselná škola elektrotechnická Košice, Komenského 44</text:p>
      </style:header>
      <style:footer>
        <text:p text:style-name="MP2">Schválil:</text:p>
        <text:p text:style-name="MP3"><text:span text:style-name="MT1">Konzultant <text:s/>projektu: <text:s text:c="2"/><text:tab/></text:span><text:bookmark-start text:name="OLE_LINK18"/><text:bookmark-start text:name="OLE_LINK19"/><text:bookmark-start text:name="OLE_LINK20"/><text:bookmark-start text:name="OLE_LINK21"/><text:span text:style-name="MT2">Ing. Peter Zambori</text:span><text:bookmark-end text:name="OLE_LINK18"/><text:bookmark-end text:name="OLE_LINK19"/><text:bookmark-end text:name="OLE_LINK20"/><text:bookmark-end text:name="OLE_LINK21"/><text:span text:style-name="MT1"><text:tab/></text:span><text:span text:style-name="MT3">Dátum schválenia: </text:span><text:bookmark-start text:name="OLE_LINK22"/><text:bookmark-start text:name="OLE_LINK23"/><text:bookmark-start text:name="OLE_LINK24"/><text:span text:style-name="MT3"><text:tab/>____________________</text:span><text:bookmark-end text:name="OLE_LINK22"/><text:bookmark-end text:name="OLE_LINK23"/><text:bookmark-end text:name="OLE_LINK24"/></text:p>
        <text:p text:style-name="MP2"/>
        <text:p text:style-name="MP3"><text:span text:style-name="MT1">Predseda PK:<text:tab/>_____________________<text:tab/></text:span><text:span text:style-name="MT3">Dátum schválenia: <text:tab/>____________________</text:span></text:p>
        <text:p text:style-name="MP2"><text:line-break/>Prevzal:</text:p>
        <text:p text:style-name="MP4"><text:bookmark-start text:name="OLE_LINK17"/><text:bookmark-start text:name="OLE_LINK16"/>Podpis 1. riešiteľa <text:s/>projektu: _____________________<text:tab/>Podpis 2. riešiteľa <text:s/>projektu: <text:tab/>____________________<text:line-break/></text:p>
        <text:p text:style-name="MP5"><text:bookmark-end text:name="OLE_LINK17"/><text:bookmark-end text:name="OLE_LINK16"/><text:span text:style-name="MT4">F101<text:tab/><text:tab/> <text:s text:c="2"/>Strana </text:span><text:span text:style-name="Page_20_Number"><text:page-number text:select-page="current">1</text:page-number></text:span><text:span text:style-name="Page_20_Number"><text:s/>z </text:span><field:fieldmark-start text:name="__Fieldmark__23_2433635573" field:type="vnd.oasis.opendocument.field.UNHANDLED"><field:param field:name="vnd.oasis.opendocument.field.code" field:value=" SECTIONPAGES   \* MERGEFORMAT "/><field:param field:name="vnd.oasis.opendocument.field.id" field:value="66"/></field:fieldmark-start><field:fieldmark-separator/><text:span text:style-name="Page_20_Number"><text:span text:style-name="MT5">1</text:span></text:span><field:fieldmark-end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Špecifikácia témy na praktickú časť odbornej zložky MS</dc:title>
    <dc:subject/>
    <meta:keyword/>
    <meta:initial-creator>Ing. Štefan Krištín</meta:initial-creator>
    <meta:creation-date>2014-10-01T00:01:00</meta:creation-date>
    <dc:date>2025-10-06T21:42:54.917434906</dc:date>
    <meta:print-date>2012-10-15T11:53:00</meta:print-date>
    <meta:editing-cycles>29</meta:editing-cycles>
    <meta:editing-duration>PT2H19M19S</meta:editing-duration>
    <meta:generator>LibreOffice/24.2.7.2$Linux_X86_64 LibreOffice_project/420$Build-2</meta:generator>
    <meta:document-statistic meta:table-count="6" meta:image-count="0" meta:object-count="0" meta:page-count="1" meta:paragraph-count="39" meta:word-count="223" meta:character-count="1643" meta:non-whitespace-character-count="1441"/>
  </office:meta>
</office:document-meta>
</file>